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angularjs, jqueryUI, y lessCSS.</text:p>
      <text:p text:style-name="Text_20_body">Valoro el trabajo en equipo y las buen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2">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1:24:42Z</meta:creation-date>
    <dc:date>2023-02-05T21:24:42Z</dc:date>
    <meta:user-defined meta:name="job" meta:value-type="string">Desarrollador de software</meta:user-defined>
    <meta:user-defined meta:name="messages" meta:value-type="string"/>
  </office:meta>
</office:document-meta>
</file>